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fill="solid" draw:fill-color="#6666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5.404cm"/>
    </style:style>
    <style:style style:name="gr4" style:family="graphic" style:parent-style-name="standard">
      <style:graphic-properties draw:fill="solid" draw:fill-color="#ffff66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pitch="variable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Times New Roman'" style:font-pitch="variable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0.642cm" svg:height="11.753cm" svg:x="0.347cm" svg:y="0.313cm">
            <text:p text:style-name="P2"/>
          </draw:rect>
        </draw:g>
        <draw:g>
          <draw:rect draw:style-name="gr2" draw:text-style-name="P1" draw:layer="layout" svg:width="8.597cm" svg:height="5.784cm" svg:x="1.748cm" svg:y="3.86cm">
            <text:p text:style-name="P2"/>
          </draw:rect>
          <draw:frame draw:style-name="gr3" draw:text-style-name="P3" draw:layer="layout" svg:width="6.829cm" svg:height="1.271cm" svg:x="3.095cm" svg:y="10.163cm">
            <draw:text-box>
              <text:p text:style-name="P2"><text:span text:style-name="T1">Single Component</text:span></text:p>
            </draw:text-box>
          </draw:frame>
        </draw:g>
        <draw:rect draw:style-name="gr4" draw:text-style-name="P4" draw:layer="layout" svg:width="6.771cm" svg:height="1.841cm" svg:x="2.682cm" svg:y="4.647cm">
          <text:p text:style-name="P2"><text:span text:style-name="T2">Representation</text:span></text:p>
        </draw:rect>
        <draw:rect draw:style-name="gr5" draw:text-style-name="P4" draw:layer="layout" svg:width="6.76cm" svg:height="1.712cm" svg:x="2.656cm" svg:y="7.006cm">
          <text:p text:style-name="P2"><text:span text:style-name="T2">Computation</text:span></text:p>
        </draw:rect>
        <draw:rect draw:style-name="gr6" draw:text-style-name="P4" draw:layer="layout" svg:width="18.371cm" svg:height="1.894cm" svg:x="1.8cm" svg:y="1.065cm">
          <text:p text:style-name="P2"><text:span text:style-name="T2">Coordination</text:span></text:p>
        </draw:rect>
        <draw:g>
          <draw:rect draw:style-name="gr2" draw:text-style-name="P1" draw:layer="layout" svg:width="8.597cm" svg:height="5.784cm" svg:x="11.5cm" svg:y="3.823cm">
            <text:p text:style-name="P2"/>
          </draw:rect>
          <draw:frame draw:style-name="gr3" draw:text-style-name="P3" draw:layer="layout" svg:width="5.904cm" svg:height="1.271cm" svg:x="12.847cm" svg:y="10.126cm">
            <draw:text-box>
              <text:p text:style-name="P2"><text:span text:style-name="T1">Single Component</text:span></text:p>
            </draw:text-box>
          </draw:frame>
        </draw:g>
        <draw:rect draw:style-name="gr4" draw:text-style-name="P4" draw:layer="layout" svg:width="6.771cm" svg:height="1.841cm" svg:x="12.508cm" svg:y="4.536cm">
          <text:p text:style-name="P2"><text:span text:style-name="T2">Representation</text:span></text:p>
        </draw:rect>
        <draw:rect draw:style-name="gr5" draw:text-style-name="P4" draw:layer="layout" svg:width="6.76cm" svg:height="1.712cm" svg:x="12.518cm" svg:y="7.043cm">
          <text:p text:style-name="P2"><text:span text:style-name="T2">Comput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5:09:33</meta:creation-date>
    <dc:date>2007-10-26T15:12:47</dc:date>
    <dc:language>en-US</dc:language>
    <meta:editing-cycles>2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